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4472c4" draw:marker-end="a474" svg:stroke-opacity="100%" draw:stroke-linejoin="miter" svg:stroke-linecap="butt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0694in" svg:stroke-color="#4472c4" draw:marker-end="a415" svg:stroke-opacity="100%" draw:stroke-linejoin="miter" svg:stroke-linecap="butt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0694in" svg:stroke-color="#4472c4" draw:marker-end="a417" svg:stroke-opacity="100%" draw:stroke-linejoin="miter" svg:stroke-linecap="but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0694in" svg:stroke-color="#4472c4" draw:marker-end="a453" svg:stroke-opacity="100%" draw:stroke-linejoin="miter" svg:stroke-linecap="butt"/>
    </style:style>
    <style:style style:family="paragraph" style:name="a390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draw:fill="none" draw:stroke="solid" svg:stroke-width="0.00694in" svg:stroke-color="#4472c4" draw:marker-end="a455" svg:stroke-opacity="100%" draw:stroke-linejoin="miter" svg:stroke-linecap="butt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none" draw:stroke="solid" svg:stroke-width="0.00694in" svg:stroke-color="#4472c4" draw:marker-end="a457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0694in" svg:stroke-color="#4472c4" draw:marker-end="a435" svg:stroke-opacity="100%" draw:stroke-linejoin="miter" svg:stroke-linecap="butt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Security</text:span><text:span text:style-name="a382" text:class-names=""><text:s text:c="1"/></text:span><text:span text:style-name="a383" text:class-names="">Principa</text:span><text:span text:style-name="a384" text:class-names="">l</text:span></text:p>
          </draw:text-box>
          <svg:title/>
          <svg:desc/>
        </draw:frame>
        <draw:frame draw:id="id64" presentation:style-name="a387" draw:name="Subtitle 2" svg:x="1.66667in" svg:y="3.93924in" svg:width="10in" svg:height="1.81076in" presentation:class="subtitle" presentation:placeholder="true">
          <draw:text-box/>
          <svg:title/>
          <svg:desc/>
        </draw:frame>
        <draw:custom-shape svg:x="4.05in" svg:y="3.75in" svg:width="4.87778in" svg:height="2.94444in" draw:id="id65" draw:style-name="a405" draw:name="Oval 3">
          <svg:title/>
          <svg:desc/>
          <text:list text:style-name="a391">
            <text:list-item>
              <text:p text:style-name="a390" text:class-names="" text:cond-style-name=""><text:span text:style-name="a388" text:class-names="">Users</text:span><text:span text:style-name="a389" text:class-names=""/></text:p>
            </text:list-item>
          </text:list>
          <text:list text:style-name="a394">
            <text:list-item>
              <text:p text:style-name="a393" text:class-names="" text:cond-style-name=""><text:span text:style-name="a392" text:class-names="">Groups</text:span></text:p>
            </text:list-item>
          </text:list>
          <text:list text:style-name="a400">
            <text:list-item>
              <text:p text:style-name="a399" text:class-names="" text:cond-style-name=""><text:span text:style-name="a395" text:class-names="">Service</text:span><text:span text:style-name="a396" text:class-names=""><text:s text:c="1"/></text:span><text:span text:style-name="a397" text:class-names="">principal</text:span><text:span text:style-name="a398" text:class-names=""/></text:p>
            </text:list-item>
          </text:list>
          <text:list text:style-name="a404">
            <text:list-item>
              <text:p text:style-name="a403" text:class-names="" text:cond-style-name=""><text:span text:style-name="a401" text:class-names="">Managed identity- system assigned and user assigned managed identities</text:span><text:span text:style-name="a402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406" draw:master-page-name="Master1-Layout2-obj-Title-and-Content" presentation:presentation-page-layout-name="Master1-PPL2" draw:id="Slide-257">
        <draw:frame draw:id="id66" presentation:style-name="a40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408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custom-shape svg:x="5.70278in" svg:y="2.53212in" svg:width="3.45556in" svg:height="1in" draw:id="id68" draw:style-name="a412" draw:name="Oval 3">
          <svg:title/>
          <svg:desc/>
          <text:p text:style-name="a411" text:class-names="" text:cond-style-name=""><text:span text:style-name="a409" text:class-names="">Identity Governance</text:span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9in" svg:y1="3.24444in" svg:x2="4.12222in" svg:y2="4.38889in" draw:id="id69" draw:style-name="a414" draw:name="Straight Arrow Connector 5">
          <svg:title/>
          <svg:desc/>
        </draw:connector>
        <draw:connector draw:type="line" svg:x1="7.25556in" svg:y1="3.54444in" svg:x2="8in" svg:y2="5.07205in" draw:id="id70" draw:style-name="a416" draw:name="Straight Arrow Connector 7">
          <svg:title/>
          <svg:desc/>
        </draw:connector>
        <draw:connector draw:type="line" svg:x1="7.86389in" svg:y1="3.45in" svg:x2="9.68889in" svg:y2="4.75in" draw:id="id71" draw:style-name="a418" draw:name="Straight Arrow Connector 9">
          <svg:title/>
          <svg:desc/>
        </draw:connector>
        <draw:custom-shape svg:x="3.51389in" svg:y="4.1in" svg:width="1.33056in" svg:height="1in" draw:id="id72" draw:style-name="a425" draw:name="Rectangle 10">
          <svg:title/>
          <svg:desc/>
          <text:p text:style-name="a424" text:class-names="" text:cond-style-name=""><text:span text:style-name="a419" text:class-names="">Identit</text:span><text:span text:style-name="a420" text:class-names="">y</text:span><text:span text:style-name="a421" text:class-names=""><text:s text:c="1"/></text:span><text:span text:style-name="a422" text:class-names="">LifeCycle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833in" svg:y="5.10122in" svg:width="1.45833in" svg:height="1in" draw:id="id73" draw:style-name="a430" draw:name="Rectangle 11">
          <svg:title/>
          <svg:desc/>
          <text:p text:style-name="a429" text:class-names="" text:cond-style-name=""><text:span text:style-name="a426" text:class-names="">Access<text:s text:c="1"/></text:span><text:span text:style-name="a427" text:class-names="">LifeCycle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9167in" svg:y="4.30825in" svg:width="1.54167in" svg:height="1in" draw:id="id74" draw:style-name="a434" draw:name="Rectangle 12">
          <svg:title/>
          <svg:desc/>
          <text:p text:style-name="a433" text:class-names="" text:cond-style-name=""><text:span text:style-name="a431" text:class-names="">Privileged Life Cycle(PIM)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833in" svg:y1="3.03212in" draw:start-shape="id68" draw:start-glue-point="1" svg:x2="11.05556in" svg:y2="3.19314in" draw:id="id75" draw:style-name="a436" draw:name="Straight Arrow Connector 14">
          <svg:title/>
          <svg:desc/>
        </draw:connector>
        <draw:custom-shape svg:x="10.29722in" svg:y="3.09878in" svg:width="2.025in" svg:height="1in" draw:id="id76" draw:style-name="a441" draw:name="Rectangle 15">
          <svg:title/>
          <svg:desc/>
          <text:p text:style-name="a440" text:class-names="" text:cond-style-name=""><text:span text:style-name="a437" text:class-names="">Entitlement<text:s text:c="1"/></text:span><text:span text:style-name="a438" text:class-names="">Mgmt</text:span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42" draw:master-page-name="Master1-Layout2-obj-Title-and-Content" presentation:presentation-page-layout-name="Master1-PPL2" draw:id="Slide-258">
        <draw:frame draw:id="id77" presentation:style-name="a447" draw:name="Title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3" text:class-names=""><text:tab/><text:tab/><text:tab/>Identity<text:s text:c="1"/></text:span><text:span text:style-name="a444" text:class-names="">based Risks</text:span><text:span text:style-name="a445" text:class-names=""/></text:p>
          </draw:text-box>
          <svg:title/>
          <svg:desc/>
        </draw:frame>
        <draw:frame draw:id="id78" presentation:style-name="a448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custom-shape svg:x="5.70278in" svg:y="2.53212in" svg:width="3.45556in" svg:height="1in" draw:id="id79" draw:style-name="a452" draw:name="Oval 3">
          <svg:title/>
          <svg:desc/>
          <text:p text:style-name="a451" text:class-names="" text:cond-style-name=""><text:span text:style-name="a449" text:class-names="">Identity Protection</text:span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9in" svg:y1="3.24444in" svg:x2="4.12222in" svg:y2="4.38889in" draw:id="id80" draw:style-name="a454" draw:name="Straight Arrow Connector 4">
          <svg:title/>
          <svg:desc/>
        </draw:connector>
        <draw:connector draw:type="line" svg:x1="7.25556in" svg:y1="3.54444in" svg:x2="8in" svg:y2="5.07205in" draw:id="id81" draw:style-name="a456" draw:name="Straight Arrow Connector 5">
          <svg:title/>
          <svg:desc/>
        </draw:connector>
        <draw:connector draw:type="line" svg:x1="7.86389in" svg:y1="3.45in" svg:x2="9.68889in" svg:y2="4.75in" draw:id="id82" draw:style-name="a458" draw:name="Straight Arrow Connector 6">
          <svg:title/>
          <svg:desc/>
        </draw:connector>
        <draw:custom-shape svg:x="3.51389in" svg:y="4.1in" svg:width="1.33056in" svg:height="1in" draw:id="id83" draw:style-name="a463" draw:name="Rectangle 7">
          <svg:title/>
          <svg:desc/>
          <text:p text:style-name="a462" text:class-names="" text:cond-style-name=""><text:span text:style-name="a459" text:class-names="">Detec</text:span><text:span text:style-name="a460" text:class-names="">t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833in" svg:y="5.10122in" svg:width="1.45833in" svg:height="1in" draw:id="id84" draw:style-name="a468" draw:name="Rectangle 8">
          <svg:title/>
          <svg:desc/>
          <text:p text:style-name="a467" text:class-names="" text:cond-style-name=""><text:span text:style-name="a464" text:class-names="">Investigat</text:span><text:span text:style-name="a465" text:class-names="">e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9167in" svg:y="4.30825in" svg:width="1.54167in" svg:height="1in" draw:id="id85" draw:style-name="a473" draw:name="Rectangle 9">
          <svg:title/>
          <svg:desc/>
          <text:p text:style-name="a472" text:class-names="" text:cond-style-name=""><text:span text:style-name="a469" text:class-names="">Remediat</text:span><text:span text:style-name="a470" text:class-names="">e</text:span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833in" svg:y1="3.03212in" draw:start-shape="id79" draw:start-glue-point="1" svg:x2="11.05556in" svg:y2="3.19314in" draw:id="id86" draw:style-name="a475" draw:name="Straight Arrow Connector 10">
          <svg:title/>
          <svg:desc/>
        </draw:connector>
        <draw:custom-shape svg:x="10.29722in" svg:y="3.09878in" svg:width="2.025in" svg:height="1in" draw:id="id87" draw:style-name="a480" draw:name="Rectangle 11">
          <svg:title/>
          <svg:desc/>
          <text:p text:style-name="a479" text:class-names="" text:cond-style-name=""><text:span text:style-name="a476" text:class-names="">Export</text:span><text:span text:style-name="a477" text:class-names="">s</text:span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53" svg:viewBox="0 0 20 30" svg:d="m10 0-10 30h20z"/>
    <draw:marker draw:name="a413" svg:viewBox="0 0 20 30" svg:d="m10 0-10 30h20z"/>
    <draw:marker draw:name="a455" svg:viewBox="0 0 20 30" svg:d="m10 0-10 30h20z"/>
    <draw:marker draw:name="a415" svg:viewBox="0 0 20 30" svg:d="m10 0-10 30h20z"/>
    <draw:marker draw:name="a457" svg:viewBox="0 0 20 30" svg:d="m10 0-10 30h20z"/>
    <draw:marker draw:name="a474" svg:viewBox="0 0 20 30" svg:d="m10 0-10 30h20z"/>
    <draw:marker draw:name="a417" svg:viewBox="0 0 20 30" svg:d="m10 0-10 30h20z"/>
    <draw:marker draw:name="a43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ecurity Principal</dc:title>
    <meta:initial-creator>Nimesh Shah</meta:initial-creator>
    <dc:creator>Nimesh Shah</dc:creator>
    <meta:creation-date>2023-08-10T15:33:57Z</meta:creation-date>
    <dc:date>2023-08-11T08:57:20Z</dc:date>
    <meta:editing-cycles>1</meta:editing-cycles>
    <meta:editing-duration>PT62603S</meta:editing-duration>
    <meta:document-statistic meta:paragraph-count="16" meta:word-count="41"/>
  </office:meta>
</office:document-meta>
</file>